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s" fo:country="ES" officeooo:rsid="000d2e0c" officeooo:paragraph-rsid="000d2e0c"/>
    </style:style>
    <style:style style:name="P2" style:family="paragraph" style:parent-style-name="Standard">
      <style:text-properties fo:language="es" fo:country="ES" officeooo:rsid="000d96a0" officeooo:paragraph-rsid="000d96a0"/>
    </style:style>
    <style:style style:name="P3" style:family="paragraph" style:parent-style-name="Standard">
      <style:text-properties fo:language="es" fo:country="ES" officeooo:rsid="000e4bd4" officeooo:paragraph-rsid="000e4bd4"/>
    </style:style>
    <style:style style:name="P4" style:family="paragraph" style:parent-style-name="Standard">
      <style:text-properties fo:language="es" fo:country="ES" officeooo:paragraph-rsid="000e4bd4"/>
    </style:style>
    <style:style style:name="P5" style:family="paragraph" style:parent-style-name="Standard">
      <style:text-properties fo:language="es" fo:country="ES" officeooo:rsid="000f6841" officeooo:paragraph-rsid="000f6841"/>
    </style:style>
    <style:style style:name="P6" style:family="paragraph" style:parent-style-name="Standard">
      <style:text-properties officeooo:paragraph-rsid="000f6841"/>
    </style:style>
    <style:style style:name="P7" style:family="paragraph" style:parent-style-name="Standard">
      <style:text-properties officeooo:rsid="000f8fb7" officeooo:paragraph-rsid="000f8fb7"/>
    </style:style>
    <style:style style:name="P8" style:family="paragraph" style:parent-style-name="Standard">
      <style:text-properties officeooo:paragraph-rsid="000e4bd4"/>
    </style:style>
    <style:style style:name="P9" style:family="paragraph" style:parent-style-name="Standard">
      <style:text-properties fo:language="es" fo:country="ES" officeooo:rsid="000f8fb7" officeooo:paragraph-rsid="000f8fb7"/>
    </style:style>
    <style:style style:name="P10" style:family="paragraph" style:parent-style-name="Standard">
      <style:text-properties fo:language="es" fo:country="ES" officeooo:rsid="00117d9d" officeooo:paragraph-rsid="00117d9d"/>
    </style:style>
    <style:style style:name="P11" style:family="paragraph" style:parent-style-name="Standard">
      <style:text-properties officeooo:paragraph-rsid="00117d9d"/>
    </style:style>
    <style:style style:name="P12" style:family="paragraph" style:parent-style-name="Standard">
      <style:text-properties officeooo:rsid="000f8fb7" officeooo:paragraph-rsid="000f8fb7"/>
    </style:style>
    <style:style style:name="P13" style:family="paragraph" style:parent-style-name="Standard">
      <style:text-properties officeooo:rsid="0012ed6b" officeooo:paragraph-rsid="0012ed6b"/>
    </style:style>
    <style:style style:name="P14" style:family="paragraph" style:parent-style-name="Standard">
      <style:text-properties officeooo:paragraph-rsid="000f8fb7"/>
    </style:style>
    <style:style style:name="T1" style:family="text">
      <style:text-properties officeooo:rsid="000d6b0b"/>
    </style:style>
    <style:style style:name="T2" style:family="text">
      <style:text-properties officeooo:rsid="000d96a0"/>
    </style:style>
    <style:style style:name="T3" style:family="text">
      <style:text-properties officeooo:rsid="000e4bd4"/>
    </style:style>
    <style:style style:name="T4" style:family="text">
      <style:text-properties officeooo:rsid="000f499d"/>
    </style:style>
    <style:style style:name="T5" style:family="text">
      <style:text-properties fo:language="es" fo:country="ES" officeooo:rsid="000f6841"/>
    </style:style>
    <style:style style:name="T6" style:family="text">
      <style:text-properties fo:language="es" fo:country="ES" officeooo:rsid="00117d9d"/>
    </style:style>
    <style:style style:name="T7" style:family="text">
      <style:text-properties fo:language="es" fo:country="ES" officeooo:rsid="000e4bd4"/>
    </style:style>
    <style:style style:name="T8" style:family="text">
      <style:text-properties fo:language="es" fo:country="ES" officeooo:rsid="001b6600"/>
    </style:style>
    <style:style style:name="T9" style:family="text">
      <style:text-properties officeooo:rsid="00117d9d"/>
    </style:style>
    <style:style style:name="T10" style:family="text">
      <style:text-properties fo:font-weight="bold"/>
    </style:style>
    <style:style style:name="T11" style:family="text">
      <style:text-properties fo:font-style="italic"/>
    </style:style>
    <style:style style:name="T12" style:family="text">
      <style:text-properties fo:font-style="italic" officeooo:rsid="000f8fb7"/>
    </style:style>
    <style:style style:name="T13" style:family="text">
      <style:text-properties officeooo:rsid="000f8fb7"/>
    </style:style>
    <style:style style:name="T14" style:family="text">
      <style:text-properties officeooo:rsid="0016588d"/>
    </style:style>
    <style:style style:name="T15" style:family="text">
      <style:text-properties officeooo:rsid="001b66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uenos días, mi nombre es Diego Coppa. Y sean bienvenidos a la primera jornada sobre la metrología para la transformación digital.</text:p>
      <text:p text:style-name="P1">El tópico que les traigo es “El DCC, un acuerdo necesario para la digitalización.”</text:p>
      <text:p text:style-name="P1">Acá podemos ver un breve resumen de lo que veremos a continuación.</text:p>
      <text:p text:style-name="P1">Razones que motivaron la propuesta de un modelo de DCC, pasando por el DCC en sí y finalizando por los casos de uso Si tenemos tiempo les comento de futuros tipos <text:span text:style-name="T3">de certificados</text:span></text:p>
      <text:p text:style-name="P1"/>
      <text:p text:style-name="P1">Cómo ya comentaron, mi nombre es Diego Coppa trabajo en el departamento de Flujo y volumen desde el 2013, en el Centro de Metrología Física para la gerencia Operative de Metrología y Calidad.</text:p>
      <text:p text:style-name="P1"/>
      <text:p text:style-name="P1">Las razones que motivaron la propuesta incrementar el valor <text:span text:style-name="T2">de</text:span>l certificado de calibración medición por parte del PTB, por un lado la coehsividad del cambio de unidades. Desde el 2019 se estableció el valor de ciertas c<text:span text:style-name="T15">onstan</text:span>tes universales sin incertidumbre, lo cual era buscado para definir las siete magnitudes físicas <text:span text:style-name="T1">de base </text:span><text:span text:style-name="T2">de forma universal y que la </text:span><text:span text:style-name="T9">definición de las constantes </text:span><text:span text:style-name="T2">estén atadas a experime</text:span><text:span text:style-name="T9">n</text:span><text:span text:style-name="T2">tos físicos reproducibles y no a elementos materiales capaces de sufrir deterioro</text:span><text:span text:style-name="T1">.</text:span></text:p>
      <text:p text:style-name="P1"/>
      <text:p text:style-name="P2">Por otro lado la cuarta revolución industrial que estamos transitando, una evolución que gira en torno a los datos, su <text:span text:style-name="T3">procesamiento y la acción que produce</text:span>. Por tal caso podemos nombrar IOT, Big data, cobots, IA, ML, <text:span text:style-name="T3">ciberseguridad, digital twin y muchas tecnologías más.</text:span></text:p>
      <text:p text:style-name="P2"/>
      <text:p text:style-name="P3">Una pregunta surge y plante<text:span text:style-name="T9">o como un interrogante</text:span>: ¿qué lugar tiene la metrología en <text:s/>las tecnologías 4.0.?</text:p>
      <text:p text:style-name="P3"/>
      <text:p text:style-name="P8"><text:span text:style-name="T6">Estos dos hechos </text:span><text:span text:style-name="T7">como contexto, </text:span><text:span text:style-name="T8">en </text:span><text:span text:style-name="T7">el </text:span><text:span text:style-name="T8">NMI de Alemania tuvo lugar una propuesta que fue aceptada a nivel de europeo <text:s/></text:span><text:span text:style-name="T7">Euramet creó en </text:span><text:span text:style-name="T6">los</text:span><text:span text:style-name="T7"> año</text:span><text:span text:style-name="T6">s</text:span><text:span text:style-name="T7"> 2017- 2018 un programa llamado Smartcom que es parte de un proyecto EMPIR que tiene como objetivo definir los requerimientos para el intercambio de información metrológica en un formato uniforme, no ambiguo y seguro de los datos en redes de IOT y en la metrología 4.0 en general.</text:span></text:p>
      <text:p text:style-name="P3"/>
      <text:p text:style-name="P4"><text:span text:style-name="T3">Por otro lado se creó el proyecto GEMIMEG con el objetivo de desarrollar estándares para la comunicación segura de datos. Y juntos están </text:span><text:span text:style-name="T4">estableciendo las <text:s/>bases</text:span><text:span text:style-name="T3"> </text:span><text:span text:style-name="T4">de una propuesta de</text:span><text:span text:style-name="T3"> DCC.</text:span></text:p>
      <text:p text:style-name="P4"/>
      <text:p text:style-name="P5">Un programa que les aconsejo que revisen es el MET4FOF, programa que está orientado a la metrología de las fábricas del futuro. Tales son sus siglas.</text:p>
      <text:p text:style-name="P5"/>
      <text:p text:style-name="P6"><text:span text:style-name="T5">Por el lado del BIPM-CIPM, se creó un grupo “task group”, un grupo integrado por el doctor hector Laiz, el doctor martin milto</text:span><text:span text:style-name="T6">n</text:span><text:span text:style-name="T5"> y el profesor Joachim ulrich entre otros para dar soporte y promover el D-SI. También se creó un grupo de soporte técnico un “expert goup” integrado por mí, por Francisco Flamenco del CENAM y liderado por Daniel </text:span>Hutzschenreuter</text:p>
      <text:p text:style-name="P6"/>
      <text:p text:style-name="P7">Entonces, el PTB mediante el GEMIMEG y mediante el SMARTCOM está sentando las bases de un DCC con un soporte en el CIPM a través del Task Group y el Expert Group.</text:p>
      <text:p text:style-name="P7"/>
      <text:p text:style-name="P7">Hoy en día el certificado lo emite un humano para que lo lea un humano. Impreso en un papel especial y posee una firma olográfica. Debido a la pandemia, la situación nos llevó a utilizar el formato pdf, pero este dista mucho de lo que se pretende con el DCC.</text:p>
      <text:p text:style-name="P7"/>
      <text:p text:style-name="P9">Acá podemos ver rápidamente las partes de un Certificado actual, …. falta la firma del técnico…</text:p>
      <text:p text:style-name="P9"/>
      <text:p text:style-name="P11"><text:span text:style-name="T6">Entonces ¿Cuál es la propuesta del PTB como superadora al Certificado actual? ¿Cuáles son los requerimientos que tiene que cumplir un DCC?</text:span></text:p>
      <text:p text:style-name="P10"><text:soft-page-break/>Un DCC debe ser un documento transferible, accesible, seguro, robusto, interoperable, reutilizable machine accionable capaz de ser entendido por humanos tanto como por máquinas y capaz de almacenar metada (datos que describen datos) como cualquier otra información que se requiera o sea útil metrológica o administrativamente</text:p>
      <text:p text:style-name="P10"/>
      <text:p text:style-name="P10">La propuesta del P.T.B. es utilizar un <text:span text:style-name="T10">formato digital</text:span>, <text:span text:style-name="T10">firmado digitalmente</text:span> y <text:span text:style-name="T10">encriptado</text:span>.</text:p>
      <text:p text:style-name="P10"/>
      <text:p text:style-name="P7">El formato elegido por el PTB para la transferencia de datos es el formato <text:span text:style-name="T11">xml </text:span></text:p>
      <text:p text:style-name="P7">Y así es como se vería un Certificado en el formato xml en crudo:</text:p>
      <text:p text:style-name="P7"/>
      <text:p text:style-name="P13">… xml en crudo… stay calm image</text:p>
      <text:p text:style-name="P7"/>
      <text:p text:style-name="P7">Para desarmar este embrollo y entender la propuesta, tenemos que entender el <text:span text:style-name="T11">medio</text:span> con el que vamos a transferir la información metrológica.</text:p>
      <text:p text:style-name="P7"/>
      <text:p text:style-name="P14"><text:span text:style-name="T13">La propuesta es utilizar el formato </text:span><text:span text:style-name="T12">machine redable xml</text:span><text:span text:style-name="T13"> como un formato robusto y consistente para la comunicación.</text:span></text:p>
      <text:p text:style-name="P7">XML significa: Lenguaje de marcado extensible, <text:span text:style-name="T11">eXtensible Markup Language</text:span>. Es un lenguaje o metalenguaje que lleva más de veinte años siendo utilizado por bases de datos y otros usos.</text:p>
      <text:p text:style-name="P7">El libro XML Bible se escribió en 1999 y el lenguaje no ha cambiado significativamente desde entonces.</text:p>
      <text:p text:style-name="P7">Se requiere transmitir unívocamente la información, para lo que el lenguaje xml utiliza los símbolos: mayor y menor para declarar campos y tabuladores para definir <text:span text:style-name="T11">parents</text:span> y <text:span text:style-name="T11">childs</text:span>. <text:span text:style-name="T14">Es muy importante este nivel de jerarquía, es lo que va a definir a continuación todo DCC.</text:span></text:p>
      <text:p text:style-name="P7"/>
      <text:p text:style-name="P13">En el próximo extracto del código podemos deducir sin saber nada de xml que lo que estamos describiendo es una persona, un técnico, que se llama Diego Coppa, su mail, su teléfono, su dirección, etc.</text:p>
      <text:p text:style-name="P13"/>
      <text:p text:style-name="P13"/>
      <text:p text:style-name="P13"/>
      <text:p text:style-name="P13"/>
      <text:p text:style-name="P13"/>
      <text:p text:style-name="P13">***************</text:p>
      <text:p text:style-name="P13"/>
      <text:p text:style-name="P13"/>
      <text:p text:style-name="P13"/>
      <text:p text:style-name="P13"/>
      <text:p text:style-name="P13">Desarollada en alemania, aceptada por euramet trabajando en esta propuesta, adoptamos y adherimos a la propuesta del PTB. Y estamos trabajando </text:p>
      <text:p text:style-name="P13"/>
      <text:p text:style-name="P13">Esta propuesta está siendo analizada opr el CIPM que es el organismo máximo de la metrología orignamelente elaborada en el ptb y luego desarrollada por el smartcom (proy de euramet)y se siguió trabajnando en el rpyecto gemmeeg que el inti estartá trabajando en conjunto.</text:p>
      <text:p text:style-name="P13"/>
      <text:p text:style-name="P13"/>
      <text:p text:style-name="P1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8T07:24:02.354428838</meta:creation-date>
    <dc:date>2021-03-08T17:25:18.741736292</dc:date>
    <meta:editing-duration>PT1H3M39S</meta:editing-duration>
    <meta:editing-cycles>4</meta:editing-cycles>
    <meta:generator>LibreOffice/6.4.6.2$Linux_X86_64 LibreOffice_project/40$Build-2</meta:generator>
    <meta:document-statistic meta:table-count="0" meta:image-count="0" meta:object-count="0" meta:page-count="2" meta:paragraph-count="31" meta:word-count="891" meta:character-count="5325" meta:non-whitespace-character-count="4460"/>
  </office:meta>
</office:document-meta>
</file>